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ubtitle">
      <style:text-properties officeooo:rsid="0012fb2c" officeooo:paragraph-rsid="0012fb2c"/>
    </style:style>
    <style:style style:name="P5" style:family="paragraph" style:parent-style-name="Text_20_body">
      <style:text-properties officeooo:rsid="0012fb2c" officeooo:paragraph-rsid="0012fb2c"/>
    </style:style>
    <style:style style:name="P6" style:family="paragraph" style:parent-style-name="Title">
      <style:text-properties officeooo:rsid="0012fb2c" officeooo:paragraph-rsid="0012fb2c"/>
    </style:style>
    <style:style style:name="P7" style:family="paragraph" style:parent-style-name="Heading_20_1">
      <style:paragraph-properties fo:break-before="page"/>
      <style:text-properties officeooo:rsid="0013dc9d" officeooo:paragraph-rsid="0013dc9d"/>
    </style:style>
    <style:style style:name="P8" style:family="paragraph" style:parent-style-name="Heading_20_1">
      <style:text-properties officeooo:rsid="00223a18" officeooo:paragraph-rsid="00223a18"/>
    </style:style>
    <style:style style:name="P9" style:family="paragraph" style:parent-style-name="Heading_20_2">
      <style:text-properties officeooo:rsid="001490ba" officeooo:paragraph-rsid="001490ba"/>
    </style:style>
    <style:style style:name="P10" style:family="paragraph" style:parent-style-name="Heading_20_2">
      <style:text-properties officeooo:rsid="001b5084" officeooo:paragraph-rsid="001b5084"/>
    </style:style>
    <style:style style:name="P11" style:family="paragraph" style:parent-style-name="Heading_20_2">
      <style:text-properties officeooo:rsid="00223a18" officeooo:paragraph-rsid="00223a18"/>
    </style:style>
    <style:style style:name="P12" style:family="paragraph" style:parent-style-name="Heading_20_3">
      <style:text-properties officeooo:rsid="00187380" officeooo:paragraph-rsid="00187380"/>
    </style:style>
    <style:style style:name="P13" style:family="paragraph" style:parent-style-name="Heading_20_3">
      <style:text-properties officeooo:rsid="001d6cd6" officeooo:paragraph-rsid="001d6cd6"/>
    </style:style>
    <style:style style:name="P14" style:family="paragraph" style:parent-style-name="Heading_20_3">
      <style:text-properties officeooo:rsid="001ed2ac" officeooo:paragraph-rsid="001ed2ac"/>
    </style:style>
    <style:style style:name="P15" style:family="paragraph" style:parent-style-name="Text_20_body">
      <style:text-properties officeooo:paragraph-rsid="0013dc9d"/>
    </style:style>
    <style:style style:name="P16" style:family="paragraph" style:parent-style-name="Text_20_body">
      <style:text-properties officeooo:paragraph-rsid="001490ba"/>
    </style:style>
    <style:style style:name="P17" style:family="paragraph" style:parent-style-name="Text_20_body">
      <style:text-properties officeooo:paragraph-rsid="00187380"/>
    </style:style>
    <style:style style:name="P18" style:family="paragraph" style:parent-style-name="Text_20_body">
      <style:text-properties officeooo:paragraph-rsid="001b5084"/>
    </style:style>
    <style:style style:name="P19" style:family="paragraph" style:parent-style-name="Text_20_body">
      <style:text-properties officeooo:paragraph-rsid="001d6cd6"/>
    </style:style>
    <style:style style:name="P20" style:family="paragraph" style:parent-style-name="Text_20_body">
      <style:text-properties officeooo:paragraph-rsid="001ed2ac"/>
    </style:style>
    <style:style style:name="T1" style:family="text">
      <style:text-properties officeooo:rsid="00187380"/>
    </style:style>
    <style:style style:name="T2" style:family="text">
      <style:text-properties officeooo:rsid="001a15c7"/>
    </style:style>
    <style:style style:name="T3" style:family="text">
      <style:text-properties officeooo:rsid="001a8837"/>
    </style:style>
    <style:style style:name="T4" style:family="text">
      <style:text-properties officeooo:rsid="001b2c8c"/>
    </style:style>
    <style:style style:name="T5" style:family="text">
      <style:text-properties officeooo:rsid="001c8f26"/>
    </style:style>
    <style:style style:name="T6" style:family="text">
      <style:text-properties officeooo:rsid="001d6cd6"/>
    </style:style>
    <style:style style:name="T7" style:family="text">
      <style:text-properties officeooo:rsid="001db270"/>
    </style:style>
    <style:style style:name="T8" style:family="text">
      <style:text-properties officeooo:rsid="001ed2ac"/>
    </style:style>
    <style:style style:name="T9" style:family="text">
      <style:text-properties officeooo:rsid="001f3b8d"/>
    </style:style>
    <style:style style:name="T10" style:family="text">
      <style:text-properties officeooo:rsid="0020813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Sim Design Document</text:p>
      <text:p text:style-name="P4">By: Morticia Myers</text:p>
      <text:p text:style-name="P5"/>
      <text:table-of-content text:style-name="Sect1" text:protected="true" text:name="Table of Contents1">
        <text:table-of-content-source text:outline-level="5">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dex</text:p>
          </text:index-title>
          <text:p text:style-name="P1"><text:a xlink:type="simple" xlink:href="#__RefHeading___Toc291_884819462" text:style-name="Index_20_Link" text:visited-style-name="Index_20_Link">1 – Machine Architecture<text:tab/>3</text:a></text:p>
          <text:p text:style-name="P2"><text:a xlink:type="simple" xlink:href="#__RefHeading___Toc293_884819462" text:style-name="Index_20_Link" text:visited-style-name="Index_20_Link">1.1 – Multithreading<text:tab/>3</text:a></text:p>
        </text:index-body>
      </text:table-of-content>
      <text:p text:style-name="P5"/>
      <text:h text:style-name="P7" text:outline-level="1"><text:bookmark-start text:name="__RefHeading___Toc291_884819462"/>1 – Machine Architecture<text:bookmark-end text:name="__RefHeading___Toc291_884819462"/></text:h>
      <text:p text:style-name="P15"><text:tab/><text:span text:style-name="T1">This section will cover the operation and management of machines in the lowest sense. This will include scheduling, IO integration, dynamic reconfiguration, and more matters related to the process of emulating machine hardware but not related to the machines software.</text:span></text:p>
      <text:h text:style-name="P9" text:outline-level="2"><text:bookmark-start text:name="__RefHeading___Toc293_884819462"/>1.1 – Multithreading<text:bookmark-end text:name="__RefHeading___Toc293_884819462"/></text:h>
      <text:p text:style-name="P16"><text:tab/><text:span text:style-name="T2">Multithreading will be used to handle simultaneous execution of machine emulation and IO elements. On the micro, or internal, scale scheduling will look somewhat like that of multithreading in order to ensure that each emulated machine has it’s time for execution.</text:span></text:p>
      <text:h text:style-name="P12" text:outline-level="3">1.1.1 – Macro Multithreading</text:h>
      <text:p text:style-name="P17"><text:tab/><text:span text:style-name="T2">There will be two threads </text:span><text:span text:style-name="T3">handling IO (GUI, irl networking, etc.) and computer emulation, respectively. While this complicates handling IO it also means that computers can process while simultaneously waiting for input. This added flexibility is well worth the complications.</text:span></text:p>
      <text:h text:style-name="P12" text:outline-level="3">1.1.2 – Micro Multithreading</text:h>
      <text:p text:style-name="P17"><text:tab/><text:span text:style-name="T4">Internal to the emulation thread some basic algorithm will have to be put in place to handle which machines get how much time. As it is unexpected that genuinely heavy loads will be handled there is some room for inefficiency, pursuant to this a simple prioritized round robin algorithm will be used. Two (or more) layers will contain the machines and the algorithm will process those layers in order of importance. Another layer will exist for machines that can’t do any processing and are waiting for IO.</text:span></text:p>
      <text:h text:style-name="P10" text:outline-level="2">1.2 – Runtime Configurability</text:h>
      <text:p text:style-name="P18"><text:tab/><text:span text:style-name="T5">The primary goal of this project as opposed to similar ones is runtime configurability. The machines will be able to connect and disconnect from IO devices and swap operating systems without the need to restart the emulating program. This gives users significantly more ability to use the library in new or interesting ways,</text:span></text:p>
      <text:h text:style-name="P10" text:outline-level="2">1.3 – IO Devices</text:h>
      <text:p text:style-name="P18"><text:tab/><text:span text:style-name="T6">IO devices will be </text:span><text:span text:style-name="T7">either machines with specially defined behavior or static devices, wherein they are programmed in java and the device in runtime is an abstraction layer to access that java code. This will be useful for real life IO. </text:span></text:p>
      <text:h text:style-name="P13" text:outline-level="3">1.3.1 – Static Devices</text:h>
      <text:p text:style-name="P19"><text:tab/><text:span text:style-name="T7">Static devices will be devices which are not subject to change and which perform a very limited function, generally some form of real life IO. It will be possible to directly attach these devices to non </text:span><text:soft-page-break/><text:span text:style-name="T7">specialized machines, however more often they will be implemented in a dynamic device which will provide more ease of use and functionality, while being capable of alteration.</text:span></text:p>
      <text:h text:style-name="P13" text:outline-level="3">1.3.2 – Dynamic Devices</text:h>
      <text:p text:style-name="P19"><text:tab/><text:span text:style-name="T8">Dynamic devices will be essentially a specialized version of a machine which will be able to interact with one other machine in a fast and convenient way. This gives IO devices flexibility and allows players to make their own IO devices to serve specific purposes.</text:span></text:p>
      <text:h text:style-name="P10" text:outline-level="2">1.4 – Interrupts</text:h>
      <text:p text:style-name="P18"><text:tab/><text:span text:style-name="T8">A machine will be able to establish interrupts, where code in a function specified in a file specified will be called on every tick by default, or on ticks specific to some designation.</text:span></text:p>
      <text:h text:style-name="P10" text:outline-level="2">1.5 – Programming</text:h>
      <text:p text:style-name="P18"><text:tab/><text:span text:style-name="T9">A large consideration is how the machines will be programmed. While, ideally, lua would be committed to hell and never seen again it is, alas, my best option for embedding a programming language. If you have a better idea please god contact me I would do anything not to have to even look at lua ever again.</text:span></text:p>
      <text:h text:style-name="P14" text:outline-level="3">1.5.1 – Lua</text:h>
      <text:p text:style-name="P20"><text:tab/><text:span text:style-name="T10">Lua will be the primary language used to program the machines. This is because it’s extremely easy to embed and execute while being popular enough that learning it wouldn’t be too much of a strain.</text:span></text:p>
      <text:h text:style-name="P14" text:outline-level="3">1.5.2 – Lua/Java Interface</text:h>
      <text:p text:style-name="P20"><text:tab/><text:span text:style-name="T10">The lua code will be able to interact with the emulation code through specified functions in lua libraries. These libraries, however, will only be linked to sections of code which have permission to use them, allowing operating systems to designate what is able to interact with what.</text:span></text:p>
      <text:h text:style-name="P8" text:outline-level="1">2 – Machine Operating System</text:h>
      <text:h text:style-name="P11" text:outline-level="2">2.1 – Boot Process</text:h>
      <text:h text:style-name="P11" text:outline-level="2">2.2 – Default OS</text:h>
      <text:h text:style-name="P11" text:outline-level="2">2.3 – Dynamic IO Device O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7T18:59:40.030643365</meta:creation-date>
    <dc:date>2022-06-28T09:30:58.497929379</dc:date>
    <meta:editing-duration>PT2H19M32S</meta:editing-duration>
    <meta:editing-cycles>16</meta:editing-cycles>
    <meta:generator>LibreOffice/7.2.7.2$Linux_X86_64 LibreOffice_project/20$Build-2</meta:generator>
    <meta:document-statistic meta:table-count="0" meta:image-count="0" meta:object-count="0" meta:page-count="4" meta:paragraph-count="33" meta:word-count="643" meta:character-count="3942" meta:non-whitespace-character-count="3301"/>
  </office:meta>
</office:document-meta>
</file>